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437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print 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Developer</text:p>
          </table:table-cell>
        </table:table-row>
        <table:table-row table:style-name="ro1">
          <table:table-cell office:value-type="string">
            <text:p>Write puppet module to install go with appropriate modules</text:p>
          </table:table-cell>
          <table:table-cell table:style-name="ce1" office:value-type="string">
            <text:p>Landing Zon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ymond</text:p>
          </table:table-cell>
        </table:table-row>
        <table:table-row table:style-name="ro1">
          <table:table-cell office:value-type="string">
            <text:p>Write queries for inserting data to the 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1">
          <table:table-cell office:value-type="string">
            <text:p>Decode packets with proper error handli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ymond</text:p>
          </table:table-cell>
        </table:table-row>
        <table:table-row table:style-name="ro1">
          <table:table-cell office:value-type="string">
            <text:p>Accept and handle socket connections</text:p>
          </table:table-cell>
          <table:table-cell table:style-name="ce1" office:value-type="string">
            <text:p>API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Code URL parsing for RESTful AP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1">
          <table:table-cell office:value-type="string">
            <text:p>Accept and handle HTTP conne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an</text:p>
          </table:table-cell>
        </table:table-row>
        <table:table-row table:style-name="ro1">
          <table:table-cell office:value-type="string">
            <text:p>Build query, execute and return JSON results</text:p>
          </table:table-cell>
          <table:table-cell table:style-name="ce1" office:value-type="string">
            <text:p>Database</text:p>
          </table:table-cell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2">
          <table:table-cell office:value-type="string">
            <text:p>Write puppet module for postgr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Migrate schema from MySQL to Postgr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1">
          <table:table-cell table:style-name="ce1" office:value-type="string">
            <text:p>Sprint 1 Complete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Sprint 1 Total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svg:width="5.3673in" svg:height="3.3472in" svg:x="3.7539in" svg:y="0.0315in">
            <draw:object draw:notify-on-update-of-ranges="Sheet2.A2:Sheet2.A3 Sheet2.B2:Sheet2.B3 Sheet2.C2:Sheet2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oints Completed</text:p>
          </table:table-cell>
          <table:table-cell office:value-type="string" calcext:value-type="string">
            <text:p>Total Points</text:p>
          </table:table-cell>
        </table:table-row>
        <table:table-row table:style-name="ro1">
          <table:table-cell office:value-type="date" office:date-value="2014-10-03" calcext:value-type="date">
            <text:p>10/03/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21" calcext:value-type="date">
            <text:p>10/21/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2:09:17.58417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ulux </meta:initial-creator>
    <meta:creation-date>2014-10-21T20:27:10</meta:creation-date>
    <dc:date>2014-10-21T22:11:50.134588438</dc:date>
    <dc:creator>Ian </dc:creator>
    <meta:editing-duration>PT7M39S</meta:editing-duration>
    <meta:editing-cycles>2</meta:editing-cycles>
    <meta:generator>LibreOffice/4.2.6.3$Linux_X86_64 LibreOffice_project/420m0$Build-3</meta:generator>
    <meta:document-statistic meta:table-count="3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34cm" svg:height="8.503cm" xlink:href=".." xlink:type="simple" chart:class="chart:line" chart:style-name="ch1">
        <chart:title svg:x="5.424cm" svg:y="0.306cm" chart:style-name="ch2">
          <text:p>Burnup Chart</text:p>
        </chart:title>
        <chart:legend chart:legend-position="end" svg:x="10.702cm" svg:y="3.703cm" style:legend-expansion="high" chart:style-name="ch3"/>
        <chart:plot-area chart:style-name="ch4" table:cell-range-address="Sheet2.A2:Sheet2.C3" chart:data-source-has-labels="both" svg:x="1.283cm" svg:y="1.621cm" svg:width="8.875cm" svg:height="5.731cm">
          <chartooo:coordinate-region svg:x="1.905cm" svg:y="1.82cm" svg:width="8.253cm" svg:height="4.885cm"/>
          <chart:axis chart:dimension="x" chart:name="primary-x" chart:style-name="ch5" chartooo:axis-type="auto">
            <chartooo:date-scale/>
            <chart:title svg:x="5.319cm" svg:y="7.522cm" chart:style-name="ch6">
              <text:p>Date</text:p>
            </chart:title>
            <chart:categories table:cell-range-address="Sheet2.A2:Sheet2.A3"/>
          </chart:axis>
          <chart:axis chart:dimension="y" chart:name="primary-y" chart:style-name="ch7">
            <chart:title svg:x="0.451cm" svg:y="5.403cm" chart:style-name="ch8">
              <text:p>Story Points</text:p>
            </chart:title>
            <chart:grid chart:style-name="ch9" chart:class="major"/>
          </chart:axis>
          <chart:series chart:style-name="ch10" chart:values-cell-range-address="Sheet2.B2:Sheet2.B3" chart:label-cell-address="completed" chart:class="chart:line">
            <chart:data-point chart:repeated="2"/>
          </chart:series>
          <chart:series chart:style-name="ch11" chart:values-cell-range-address="Sheet2.C2:Sheet2.C3" chart:label-cell-address="total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d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41915">
                <text:p>41920</text:p>
                <draw:g>
                  <svg:desc>Sheet2.A2:Sheet2.A3</svg:desc>
                </draw:g>
              </table:table-cell>
              <table:table-cell office:value-type="float" office:value="0">
                <text:p>0</text:p>
                <draw:g>
                  <svg:desc>Sheet2.B2:Sheet2.B3</svg:desc>
                </draw:g>
              </table:table-cell>
              <table:table-cell office:value-type="float" office:value="0">
                <text:p>0</text:p>
                <draw:g>
                  <svg:desc>Sheet2.C2:Sheet2.C3</svg:desc>
                </draw:g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